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56A000000F4BC4698BA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24.447cm" svg:height="4.303cm" svg:x="2.152cm" svg:y="9.2cm">
          <draw:image xlink:href="Pictures/100002010000056A000000F4BC4698BA.png" xlink:type="simple" xlink:show="embed" xlink:actuate="onLoad">
            <text:p/>
          </draw:image>
          <svg:title>Screenshot test image</svg:title>
          <svg:desc>A test image from the Internet</svg:desc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5-12-30T12:19:38</meta:creation-date>
    <meta:editing-duration>PT2M3S</meta:editing-duration>
    <meta:editing-cycles>2</meta:editing-cycles>
    <dc:date>2025-12-30T12:21:38</dc:date>
    <meta:document-statistic meta:object-count="26"/>
    <meta:generator>OpenOffice/4.1.16$Unix OpenOffice.org_project/4116m3$Build-9816</meta:generator>
  </office:meta>
</office:document-meta>
</file>